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style>
    <style:style style:name="P2"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normal"/>
    </style:style>
    <style:style style:name="T1" style:family="text">
      <style:text-properties fo:font-variant="normal" fo:text-transform="none" fo:color="#222222" style:font-name="sans-serif" fo:font-size="10.5pt" fo:letter-spacing="normal" fo:font-style="normal" fo:font-weight="normal"/>
    </style:style>
    <style:style style:name="T2" style:family="text">
      <style:text-properties fo:font-variant="normal" fo:text-transform="none" fo:color="#222222" style:font-name="sans-serif" fo:font-size="10.5pt" fo:letter-spacing="normal" fo:font-style="normal" fo:font-weight="bold"/>
    </style:style>
    <style:style style:name="T3" style:family="text">
      <style:text-properties fo:font-variant="normal" fo:text-transform="none" fo:color="#222222" fo:letter-spacing="normal" style:font-name-asian="sans-serif" style:font-size-asian="10.5pt" style:language-asian="ja" style:country-asian="JP" style:font-style-asian="normal" style:font-weight-asian="normal"/>
    </style:style>
    <style:style style:name="T4" style:family="text">
      <style:text-properties fo:font-variant="normal" fo:text-transform="none" fo:color="#00008b" style:text-line-through-style="none" style:text-line-through-type="none" style:font-name="sans-serif" fo:font-size="6.75pt" fo:letter-spacing="normal" fo:font-style="normal" style:text-underline-style="none" fo:font-weight="bold" style:text-blinking="false" loext:padding="0cm" loext:border="none"/>
    </style:style>
    <style:style style:name="T5"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l </text:span><text:span text:style-name="T2">origami</text:span><text:span text:style-name="T1"> (</text:span><text:span text:style-name="T3">折り紙</text:span><text:span text:style-name="T4">?</text:span><text:span text:style-name="T1">) o </text:span><text:span text:style-name="T2">papiroflexia</text:span><text:span text:style-name="T1"> es un </text:span><text:span text:style-name="T5">arte</text:span><text:span text:style-name="T1"> que consiste en el plegado de </text:span><text:span text:style-name="T5">papel</text:span><text:span text:style-name="T1"> sin usar tijeras ni pegamento para obtener figuras de formas variadas, muchas de las cuales podrían considerarse como esculturas de papel. En un sentido estricto, el origami es un tipo de papiroflexia de origen japonés que incluye ciertas restricciones (por ejemplo, no admite cortes en el papel, y se parte desde ciertas bases) con lo que el origami es papiroflexia pero no toda la papiroflexia es origami.</text:span></text:p>
      <text:p text:style-name="P1"><text:span text:style-name="T1">La particularidad de esta técnica es la transformación del papel en formas de distintos tamaños partiendo de una base inicial </text:span><text:span text:style-name="T5">cuadrada</text:span><text:span text:style-name="T1"> o </text:span><text:span text:style-name="T5">rectangular</text:span><text:span text:style-name="T1"> que pueden ir desde sencillos modelos hasta plegados de gran complejidad. En el origami se modela el medio que nos rodea y en el cual vivimos: </text:span><text:span text:style-name="T5">Fauna</text:span><text:span text:style-name="T1"> y </text:span><text:span text:style-name="T5">flora</text:span><text:span text:style-name="T1"> de todos los </text:span><text:span text:style-name="T5">continentes</text:span><text:span text:style-name="T1">, la vida urbana, </text:span><text:span text:style-name="T5">herramientas</text:span><text:span text:style-name="T1"> de nuestra cotidianidad, animales mitológicos y un sinfín de otras figuras.</text:span></text:p>
      <text:p text:style-name="P2">El origami se inició con el papel y se ha ido desarrollando con mucha rapidez desde finales de los 60 hasta nuestros días. Según Lafosse estamos en el momento histórico más importante de la historia de la papiroflexia. Se han descubierto y popularizado nuevas técnicas de diseño las que se han difundido gracias al Internet y las asociaciones de origami alrededor del mundo. La incorporación de las matemáticas es un tema nuevo, que antiguamente no se consideraba, que ha adquirido fuerza en los últimos 30 años. La computación a partir de los 90 ha permitido realizar optimizaciones del uso del papel y bases nuevas para figuras complejas como los insecto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2.1$Windows_X86_64 LibreOffice_project/f7f06a8f319e4b62f9bc5095aa112a65d2f3ac89</meta:generator>
    <dc:date>2018-04-15T23:38:37.286000000</dc:date>
    <meta:editing-duration>PT59S</meta:editing-duration>
    <meta:editing-cycles>2</meta:editing-cycles>
    <meta:document-statistic meta:table-count="0" meta:image-count="0" meta:object-count="0" meta:page-count="1" meta:paragraph-count="3" meta:word-count="267" meta:character-count="1581" meta:non-whitespace-character-count="1321"/>
  </office:meta>
</office:document-meta>
</file>